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944b0" officeooo:paragraph-rsid="001944b0"/>
    </style:style>
    <style:style style:name="P2" style:family="paragraph" style:parent-style-name="Standard">
      <style:text-properties style:text-underline-style="none" officeooo:rsid="001944b0" officeooo:paragraph-rsid="00194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ual Studio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0:57:06.434849210</meta:creation-date>
    <meta:generator>LibreOffice/5.4.4.2$Linux_X86_64 LibreOffice_project/40m0$Build-2</meta:generator>
    <dc:date>2018-01-22T11:34:10.838903723</dc:date>
    <meta:editing-duration>PT37M1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</office:meta>
</office:document-meta>
</file>